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justify" style:justify-single-word="false"/>
      <style:text-properties officeooo:paragraph-rsid="001510a8"/>
    </style:style>
    <style:style style:name="P2" style:family="paragraph" style:parent-style-name="Standard">
      <style:paragraph-properties fo:margin-top="0.101cm" fo:margin-bottom="0.101cm" style:contextual-spacing="false" fo:text-align="justify" style:justify-single-word="false"/>
      <style:text-properties officeooo:paragraph-rsid="00324d74"/>
    </style:style>
    <style:style style:name="P3" style:family="paragraph" style:parent-style-name="Standard">
      <style:paragraph-properties fo:margin-top="0.101cm" fo:margin-bottom="0.101cm" style:contextual-spacing="false" fo:text-align="justify"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3ebd0a"/>
    </style:style>
    <style:style style:name="P6" style:family="paragraph" style:parent-style-name="Heading_20_2">
      <style:paragraph-properties fo:text-align="justify" style:justify-single-word="false"/>
      <style:text-properties fo:font-weight="bold" officeooo:rsid="001510a8" officeooo:paragraph-rsid="001510a8"/>
    </style:style>
    <style:style style:name="P7" style:family="paragraph" style:parent-style-name="Heading_20_3">
      <style:paragraph-properties fo:text-align="justify" style:justify-single-word="false"/>
      <style:text-properties fo:font-weight="bold" style:font-weight-asian="bold" style:font-weight-complex="bold"/>
    </style:style>
    <style:style style:name="P8" style:family="paragraph" style:parent-style-name="Heading_20_2">
      <style:paragraph-properties fo:text-align="justify" style:justify-single-word="false" fo:break-before="page"/>
      <style:text-properties fo:font-weight="bold" style:font-weight-asian="bold" style:font-weight-complex="bold"/>
    </style:style>
    <style:style style:name="P9" style:family="paragraph" style:parent-style-name="Text_20_body">
      <style:paragraph-properties fo:text-align="justify" style:justify-single-word="false"/>
      <style:text-properties fo:font-weight="bold" officeooo:rsid="001b6b60" officeooo:paragraph-rsid="001b6b60" style:font-weight-asian="bold" style:font-weight-complex="bold"/>
    </style:style>
    <style:style style:name="P10" style:family="paragraph" style:parent-style-name="Text_20_body">
      <style:paragraph-properties fo:text-align="justify" style:justify-single-word="false"/>
      <style:text-properties fo:font-weight="bold" officeooo:rsid="00261643" officeooo:paragraph-rsid="0033b232" style:font-weight-asian="bold" style:font-weight-complex="bold"/>
    </style:style>
    <style:style style:name="P11" style:family="paragraph" style:parent-style-name="Text_20_body">
      <style:paragraph-properties fo:text-align="justify" style:justify-single-word="false"/>
      <style:text-properties fo:font-weight="bold" officeooo:rsid="0037c4b5" officeooo:paragraph-rsid="0037c4b5" style:font-weight-asian="bold" style:font-weight-complex="bold"/>
    </style:style>
    <style:style style:name="P12" style:family="paragraph" style:parent-style-name="Heading_20_2">
      <style:paragraph-properties fo:text-align="justify" style:justify-single-word="false" fo:break-before="page"/>
      <style:text-properties fo:font-weight="bold" officeooo:rsid="0037c4b5" officeooo:paragraph-rsid="0037c4b5" style:font-weight-asian="bold" style:font-weight-complex="bold"/>
    </style:style>
    <style:style style:name="P13" style:family="paragraph" style:parent-style-name="Heading_20_3">
      <style:paragraph-properties fo:text-align="justify" style:justify-single-word="false"/>
      <style:text-properties fo:font-weight="bold"/>
    </style:style>
    <style:style style:name="P14" style:family="paragraph" style:parent-style-name="Heading_20_3">
      <style:paragraph-properties fo:text-align="justify" style:justify-single-word="false"/>
      <style:text-properties fo:font-weight="bold" officeooo:paragraph-rsid="003ebd0a"/>
    </style:style>
    <style:style style:name="P15" style:family="paragraph" style:parent-style-name="Text_20_body">
      <style:paragraph-properties fo:text-align="justify" style:justify-single-word="false"/>
      <style:text-properties fo:font-weight="normal" style:font-weight-asian="normal" style:font-weight-complex="normal"/>
    </style:style>
    <style:style style:name="P1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weight="normal" style:font-weight-asian="normal" style:font-weight-complex="normal"/>
    </style:style>
    <style:style style:name="P17" style:family="paragraph" style:parent-style-name="Table_20_Contents">
      <style:paragraph-properties fo:text-align="justify" style:justify-single-word="false"/>
      <style:text-properties fo:font-weight="normal" style:font-weight-asian="normal" style:font-weight-complex="normal"/>
    </style:style>
    <style:style style:name="P18" style:family="paragraph" style:parent-style-name="Heading_20_3">
      <style:paragraph-properties fo:text-align="justify" style:justify-single-word="false"/>
      <style:text-properties fo:font-weight="normal" style:font-weight-asian="normal" style:font-weight-complex="normal"/>
    </style:style>
    <style:style style:name="P19" style:family="paragraph" style:parent-style-name="Text_20_body">
      <style:paragraph-properties fo:text-align="justify" style:justify-single-word="false"/>
      <style:text-properties fo:font-weight="normal" officeooo:paragraph-rsid="001b6b60" style:font-weight-asian="normal" style:font-weight-complex="normal"/>
    </style:style>
    <style:style style:name="P2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weight="normal" officeooo:paragraph-rsid="00324d74" style:font-weight-asian="normal" style:font-weight-complex="normal"/>
    </style:style>
    <style:style style:name="P21"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weight="normal" officeooo:paragraph-rsid="00324d74" style:font-weight-asian="normal" style:font-weight-complex="normal"/>
    </style:style>
    <style:style style:name="P22" style:family="paragraph" style:parent-style-name="Text_20_body">
      <style:paragraph-properties fo:margin-top="0cm" fo:margin-bottom="0cm" style:contextual-spacing="false" fo:text-align="justify" style:justify-single-word="false"/>
      <style:text-properties fo:font-weight="normal" style:font-weight-asian="normal" style:font-weight-complex="normal"/>
    </style:style>
    <style:style style:name="P23" style:family="paragraph" style:parent-style-name="Text_20_body">
      <style:paragraph-properties fo:text-align="justify" style:justify-single-word="false"/>
      <style:text-properties fo:font-weight="normal" officeooo:rsid="001b6b60" officeooo:paragraph-rsid="001b6b60" style:font-weight-asian="normal" style:font-weight-complex="normal"/>
    </style:style>
    <style:style style:name="P24" style:family="paragraph" style:parent-style-name="Text_20_body">
      <style:paragraph-properties fo:text-align="justify" style:justify-single-word="false"/>
      <style:text-properties fo:font-weight="normal" officeooo:rsid="001b6b60" officeooo:paragraph-rsid="002412c0" style:font-weight-asian="normal" style:font-weight-complex="normal"/>
    </style:style>
    <style:style style:name="P25" style:family="paragraph" style:parent-style-name="Text_20_body">
      <style:paragraph-properties fo:text-align="justify" style:justify-single-word="false"/>
      <style:text-properties fo:font-weight="normal" officeooo:rsid="002412c0" officeooo:paragraph-rsid="002412c0" style:font-weight-asian="normal" style:font-weight-complex="normal"/>
    </style:style>
    <style:style style:name="P26" style:family="paragraph" style:parent-style-name="Text_20_body">
      <style:paragraph-properties fo:text-align="justify" style:justify-single-word="false"/>
      <style:text-properties fo:font-weight="normal" officeooo:rsid="00253a74" officeooo:paragraph-rsid="00253a74" style:font-weight-asian="normal" style:font-weight-complex="normal"/>
    </style:style>
    <style:style style:name="P27" style:family="paragraph" style:parent-style-name="Text_20_body">
      <style:paragraph-properties fo:text-align="justify" style:justify-single-word="false"/>
      <style:text-properties fo:font-weight="normal" officeooo:rsid="00261643" officeooo:paragraph-rsid="00261643" style:font-weight-asian="normal" style:font-weight-complex="normal"/>
    </style:style>
    <style:style style:name="P28" style:family="paragraph" style:parent-style-name="Standard">
      <style:paragraph-properties fo:margin-top="0.101cm" fo:margin-bottom="0.6cm" style:contextual-spacing="false"/>
      <style:text-properties fo:font-weight="normal" style:font-weight-asian="normal" style:font-weight-complex="normal"/>
    </style:style>
    <style:style style:name="P29" style:family="paragraph" style:parent-style-name="Title">
      <style:paragraph-properties fo:margin-top="0.725cm" fo:margin-bottom="0.513cm" style:contextual-spacing="false" fo:text-align="center" style:justify-single-word="false"/>
      <style:text-properties style:font-name="FreeSerif" officeooo:paragraph-rsid="001338d6"/>
    </style:style>
    <style:style style:name="P30" style:family="paragraph" style:parent-style-name="Standard">
      <style:paragraph-properties fo:text-align="center" style:justify-single-word="false"/>
      <style:text-properties fo:font-size="16pt" officeooo:rsid="0016f06a" officeooo:paragraph-rsid="0016f06a" style:font-size-asian="16pt" style:font-size-complex="16pt"/>
    </style:style>
    <style:style style:name="P31" style:family="paragraph" style:parent-style-name="Heading_20_2">
      <style:paragraph-properties fo:text-align="center" style:justify-single-word="false" fo:break-before="page"/>
      <style:text-properties fo:font-size="16pt" fo:font-weight="bold" style:font-size-asian="16pt" style:font-weight-asian="bold" style:font-size-complex="16pt" style:font-weight-complex="bold"/>
    </style:style>
    <style:style style:name="P32" style:family="paragraph" style:parent-style-name="Standard">
      <style:paragraph-properties fo:text-align="center" style:justify-single-word="false"/>
      <style:text-properties fo:font-style="italic" officeooo:rsid="0016f06a" officeooo:paragraph-rsid="0016f06a" style:font-style-asian="italic" style:font-style-complex="italic"/>
    </style:style>
    <style:style style:name="P33" style:family="paragraph" style:parent-style-name="Standard">
      <style:paragraph-properties fo:margin-top="0cm" fo:margin-bottom="0.499cm" style:contextual-spacing="false"/>
    </style:style>
    <style:style style:name="P34" style:family="paragraph" style:parent-style-name="Heading_20_2">
      <style:paragraph-properties fo:text-align="center" style:justify-single-word="false" fo:break-before="page"/>
    </style:style>
    <style:style style:name="P35" style:family="paragraph" style:parent-style-name="Heading_20_3">
      <style:paragraph-properties fo:text-align="justify" style:justify-single-word="false" fo:break-before="page"/>
      <style:text-properties fo:font-weight="bold" officeooo:paragraph-rsid="003ebd0a" style:font-weight-asian="normal" style:font-weight-complex="normal"/>
    </style:style>
    <style:style style:name="P36" style:family="paragraph" style:parent-style-name="Header">
      <style:paragraph-properties fo:text-align="end" style:justify-single-word="false"/>
    </style:style>
    <style:style style:name="P37" style:family="paragraph" style:parent-style-name="Text_20_body">
      <style:paragraph-properties fo:text-align="justify" style:justify-single-word="false"/>
      <style:text-properties fo:font-weight="normal" officeooo:rsid="002ad35f" officeooo:paragraph-rsid="002ad35f" style:font-weight-asian="normal" style:font-weight-complex="normal"/>
    </style:style>
    <style:style style:name="P38" style:family="paragraph" style:parent-style-name="Text_20_body" style:list-style-name="L1">
      <style:paragraph-properties fo:text-align="justify" style:justify-single-word="false"/>
      <style:text-properties fo:font-weight="normal" style:font-weight-asian="normal" style:font-weight-complex="normal"/>
    </style:style>
    <style:style style:name="P39" style:family="paragraph" style:parent-style-name="Text_20_body" style:list-style-name="L2">
      <style:paragraph-properties fo:text-align="justify" style:justify-single-word="false"/>
      <style:text-properties fo:font-weight="normal" style:font-weight-asian="normal" style:font-weight-complex="normal"/>
    </style:style>
    <style:style style:name="P40" style:family="paragraph" style:parent-style-name="Text_20_body" style:list-style-name="L3">
      <style:paragraph-properties fo:text-align="justify" style:justify-single-word="false"/>
      <style:text-properties fo:font-weight="normal" officeooo:paragraph-rsid="003b37ec" style:font-weight-asian="normal" style:font-weight-complex="normal"/>
    </style:style>
    <style:style style:name="P41" style:family="paragraph" style:parent-style-name="Text_20_body" style:list-style-name="L4">
      <style:paragraph-properties fo:margin-left="0cm" fo:margin-right="0cm" fo:margin-top="0.101cm" fo:margin-bottom="0.101cm" style:contextual-spacing="false" fo:text-align="justify" style:justify-single-word="false" fo:text-indent="0cm" style:auto-text-indent="false"/>
      <style:text-properties fo:font-weight="normal" style:font-weight-asian="normal" style:font-weight-complex="normal"/>
    </style:style>
    <style:style style:name="P42" style:family="paragraph" style:parent-style-name="Text_20_body" style:list-style-name="L4">
      <style:paragraph-properties fo:margin-left="0cm" fo:margin-right="0cm" fo:margin-top="0.101cm" fo:margin-bottom="0.347cm" style:contextual-spacing="false" fo:text-align="justify" style:justify-single-word="false" fo:text-indent="0cm" style:auto-text-indent="false"/>
      <style:text-properties fo:font-weight="normal" style:font-weight-asian="normal" style:font-weight-complex="normal"/>
    </style:style>
    <style:style style:name="P43" style:family="paragraph" style:parent-style-name="Text_20_body" style:list-style-name="L5">
      <style:paragraph-properties fo:margin-left="0cm" fo:margin-right="0cm" fo:margin-top="0.101cm" fo:margin-bottom="0.101cm" style:contextual-spacing="false" fo:text-align="justify" style:justify-single-word="false" fo:text-indent="0cm" style:auto-text-indent="false"/>
      <style:text-properties fo:font-weight="normal" style:font-weight-asian="normal" style:font-weight-complex="normal"/>
    </style:style>
    <style:style style:name="P44" style:family="paragraph" style:parent-style-name="Text_20_body" style:list-style-name="L5">
      <style:paragraph-properties fo:margin-left="0cm" fo:margin-right="0cm" fo:text-align="justify" style:justify-single-word="false" fo:text-indent="0cm" style:auto-text-indent="false"/>
      <style:text-properties fo:font-weight="normal" style:font-weight-asian="normal" style:font-weight-complex="normal"/>
    </style:style>
    <style:style style:name="P45" style:family="paragraph" style:parent-style-name="Text_20_body" style:list-style-name="L6">
      <style:paragraph-properties fo:text-align="justify" style:justify-single-word="false"/>
      <style:text-properties fo:font-weight="normal" officeooo:paragraph-rsid="003ebd0a" style:font-weight-asian="normal" style:font-weight-complex="normal"/>
    </style:style>
    <style:style style:name="P46" style:family="paragraph" style:parent-style-name="Text_20_body" style:list-style-name="L7">
      <style:paragraph-properties fo:text-align="justify" style:justify-single-word="false"/>
      <style:text-properties fo:font-weight="normal" style:font-weight-asian="normal" style:font-weight-complex="normal"/>
    </style:style>
    <style:style style:name="P47" style:family="paragraph" style:parent-style-name="Text_20_body" style:list-style-name="L8">
      <style:paragraph-properties fo:text-align="justify" style:justify-single-word="false"/>
      <style:text-properties fo:font-weight="normal" style:font-weight-asian="normal" style:font-weight-complex="normal"/>
    </style:style>
    <style:style style:name="P48" style:family="paragraph" style:parent-style-name="Text_20_body" style:list-style-name="L9">
      <style:paragraph-properties fo:text-align="justify" style:justify-single-word="false"/>
      <style:text-properties fo:font-weight="normal" style:font-weight-asian="normal" style:font-weight-complex="normal"/>
    </style:style>
    <style:style style:name="P49" style:family="paragraph" style:parent-style-name="Text_20_body" style:list-style-name="L10">
      <style:paragraph-properties fo:text-align="justify" style:justify-single-word="false"/>
      <style:text-properties fo:font-weight="normal" style:font-weight-asian="normal" style:font-weight-complex="normal"/>
    </style:style>
    <style:style style:name="P50" style:family="paragraph" style:parent-style-name="Text_20_body" style:list-style-name="L11">
      <style:paragraph-properties fo:text-align="justify" style:justify-single-word="false"/>
      <style:text-properties fo:font-weight="normal" style:font-weight-asian="normal" style:font-weight-complex="normal"/>
    </style:style>
    <style:style style:name="P51" style:family="paragraph" style:parent-style-name="Text_20_body" style:list-style-name="L12">
      <style:paragraph-properties fo:text-align="justify" style:justify-single-word="false"/>
      <style:text-properties fo:font-weight="normal" officeooo:paragraph-rsid="003ebd0a" style:font-weight-asian="normal" style:font-weight-complex="normal"/>
    </style:style>
    <style:style style:name="P52" style:family="paragraph" style:parent-style-name="Text_20_body" style:list-style-name="L13">
      <style:paragraph-properties fo:text-align="justify" style:justify-single-word="false"/>
      <style:text-properties fo:font-weight="normal" style:font-weight-asian="normal" style:font-weight-complex="normal"/>
    </style:style>
    <style:style style:name="P53" style:family="paragraph" style:parent-style-name="Text_20_body" style:list-style-name="L14">
      <style:paragraph-properties fo:text-align="justify" style:justify-single-word="false"/>
      <style:text-properties fo:font-weight="normal" style:font-weight-asian="normal" style:font-weight-complex="normal"/>
    </style:style>
    <style:style style:name="P54" style:family="paragraph" style:parent-style-name="Text_20_body" style:list-style-name="L14">
      <style:paragraph-properties fo:text-align="justify" style:justify-single-word="false"/>
      <style:text-properties fo:font-weight="normal" officeooo:paragraph-rsid="003ebd0a" style:font-weight-asian="normal" style:font-weight-complex="normal"/>
    </style:style>
    <style:style style:name="P55" style:family="paragraph" style:parent-style-name="Text_20_body" style:list-style-name="L17">
      <style:paragraph-properties fo:text-align="justify" style:justify-single-word="false"/>
      <style:text-properties fo:font-weight="normal" style:font-weight-asian="normal" style:font-weight-complex="normal"/>
    </style:style>
    <style:style style:name="P56" style:family="paragraph" style:parent-style-name="Text_20_body" style:list-style-name="L18">
      <style:paragraph-properties fo:text-align="justify" style:justify-single-word="false"/>
      <style:text-properties fo:font-weight="normal" style:font-weight-asian="normal" style:font-weight-complex="normal"/>
    </style:style>
    <style:style style:name="P57" style:family="paragraph" style:parent-style-name="Text_20_body" style:list-style-name="L19">
      <style:paragraph-properties fo:text-align="justify" style:justify-single-word="false"/>
      <style:text-properties fo:font-weight="normal" style:font-weight-asian="normal" style:font-weight-complex="normal"/>
    </style:style>
    <style:style style:name="P58" style:family="paragraph" style:parent-style-name="Text_20_body" style:list-style-name="L19">
      <style:paragraph-properties fo:text-align="justify" style:justify-single-word="false"/>
      <style:text-properties fo:font-weight="normal" officeooo:paragraph-rsid="001b6b60" style:font-weight-asian="normal" style:font-weight-complex="normal"/>
    </style:style>
    <style:style style:name="P59" style:family="paragraph" style:parent-style-name="Text_20_body" style:list-style-name="L20">
      <style:paragraph-properties fo:text-align="justify" style:justify-single-word="false"/>
      <style:text-properties fo:font-weight="normal" officeooo:rsid="001b6b60" officeooo:paragraph-rsid="002412c0" style:font-weight-asian="normal" style:font-weight-complex="normal"/>
    </style:style>
    <style:style style:name="P60" style:family="paragraph" style:parent-style-name="Text_20_body" style:list-style-name="L21">
      <style:paragraph-properties fo:text-align="justify" style:justify-single-word="false"/>
      <style:text-properties fo:font-weight="normal" officeooo:rsid="00253a74" officeooo:paragraph-rsid="00253a74" style:font-weight-asian="normal" style:font-weight-complex="normal"/>
    </style:style>
    <style:style style:name="P61" style:family="paragraph" style:parent-style-name="Text_20_body" style:list-style-name="L22">
      <style:paragraph-properties fo:text-align="justify" style:justify-single-word="false"/>
      <style:text-properties fo:font-weight="normal" officeooo:rsid="002412c0" officeooo:paragraph-rsid="00253a74" style:font-weight-asian="normal" style:font-weight-complex="normal"/>
    </style:style>
    <style:style style:name="P62" style:family="paragraph" style:parent-style-name="Text_20_body" style:list-style-name="L22">
      <style:paragraph-properties fo:text-align="justify" style:justify-single-word="false"/>
      <style:text-properties fo:font-weight="normal" officeooo:rsid="00261643" officeooo:paragraph-rsid="00261643" style:font-weight-asian="normal" style:font-weight-complex="normal"/>
    </style:style>
    <style:style style:name="P63" style:family="paragraph" style:parent-style-name="Text_20_body">
      <style:paragraph-properties fo:margin-top="0cm" fo:margin-bottom="0cm" style:contextual-spacing="false" fo:text-align="justify" style:justify-single-word="false"/>
    </style:style>
    <style:style style:name="P64" style:family="paragraph" style:parent-style-name="Text_20_body" style:list-style-name="L15"/>
    <style:style style:name="P65" style:family="paragraph" style:parent-style-name="Text_20_body" style:list-style-name="L15">
      <style:text-properties fo:font-weight="bold"/>
    </style:style>
    <style:style style:name="P66" style:family="paragraph" style:parent-style-name="Text_20_body" style:list-style-name="L16"/>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510a8" style:font-weight-asian="bold" style:font-weight-complex="bold"/>
    </style:style>
    <style:style style:name="T4" style:family="text">
      <style:text-properties fo:font-style="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officeooo:rsid="0012ea2f"/>
    </style:style>
    <style:style style:name="T8" style:family="text">
      <style:text-properties fo:font-weight="normal" style:font-weight-asian="normal" style:font-weight-complex="normal"/>
    </style:style>
    <style:style style:name="T9" style:family="text">
      <style:text-properties fo:font-weight="normal" officeooo:rsid="001510a8" style:font-weight-asian="normal" style:font-weight-complex="normal"/>
    </style:style>
    <style:style style:name="T10" style:family="text">
      <style:text-properties fo:font-weight="normal" officeooo:rsid="003b37ec" style:font-weight-asian="normal" style:font-weight-complex="normal"/>
    </style:style>
    <style:style style:name="T11" style:family="text">
      <style:text-properties officeooo:rsid="001510a8"/>
    </style:style>
    <style:style style:name="T12" style:family="text">
      <style:text-properties fo:font-style="normal" fo:font-weight="normal" officeooo:rsid="001510a8"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1c5190" style:font-style-asian="normal" style:font-style-complex="normal"/>
    </style:style>
    <style:style style:name="T15" style:family="text">
      <style:text-properties style:text-position="super 58%"/>
    </style:style>
    <style:style style:name="T16" style:family="text">
      <style:text-properties officeooo:rsid="002412c0"/>
    </style:style>
    <style:style style:name="T17" style:family="text">
      <style:text-properties officeooo:rsid="00253a74"/>
    </style:style>
    <style:style style:name="T18" style:family="text">
      <style:text-properties officeooo:rsid="00261643"/>
    </style:style>
    <style:style style:name="T19" style:family="text">
      <style:text-properties officeooo:rsid="002676bd"/>
    </style:style>
    <style:style style:name="T20" style:family="text">
      <style:text-properties officeooo:rsid="00297496"/>
    </style:style>
    <style:style style:name="T21" style:family="text">
      <style:text-properties officeooo:rsid="002ad35f"/>
    </style:style>
    <style:style style:name="T22" style:family="text">
      <style:text-properties officeooo:rsid="002ea649"/>
    </style:style>
    <style:style style:name="T23" style:family="text">
      <style:text-properties officeooo:rsid="0035abf0"/>
    </style:style>
    <style:style style:name="T24" style:family="text">
      <style:text-properties officeooo:rsid="003cd416"/>
    </style:style>
    <style:style style:name="T25" style:family="text">
      <style:text-properties officeooo:rsid="003f47a8"/>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Institutionalizing Dual-Use ICT Facilities: A Public-Private Partnership for Technical-Vocational Education in the Municipality of Maigo</text:p>
      <text:p text:style-name="P30">Jemar John J Lumingkit<text:span text:style-name="T15">1*</text:span></text:p>
      <text:p text:style-name="P32"><text:span text:style-name="T15">1</text:span>Mindanao State Univeristy – Iligan Institute of Technology</text:p>
      <text:p text:style-name="P32"><text:span text:style-name="T15">*</text:span>Iligan City, Philippines</text:p>
      <text:h text:style-name="P6" text:outline-level="2">Abstract</text:h>
      <text:p text:style-name="P1"><text:span text:style-name="T9">This policy proposal addresses a critical infrastructure paradox in Maigo, Lanao del Norte: the acute shortage of Information, Communiations and Technology (ICT) laboratories for </text:span><text:span text:style-name="T12">Technical-Vocational Education (</text:span><text:span text:style-name="T9">TVET) programs at Mindan State University – Maigo College of Education, Science and Technology (MSU-MCEST) <text:s/>and Technical Education and Skills Developemtn Authority (TESDA) , contrasted with the economic decline and daytime underutilization of local internet cafés. While public institutions face crippling capital expenditure (CapEx) barriers, local </text:span><text:span text:style-name="T8">Micro, Small, and Medium Enterprises</text:span> <text:span text:style-name="T11">(</text:span><text:span text:style-name="T9">MSMEs) possess high-performance hardware that remains idle during academic hours.</text:span></text:p>
      <text:p text:style-name="P15"><text:tab/>Anchored in Collaborative Governance and the Philippine P<text:span text:style-name="T11">ublic-</text:span>P<text:span text:style-name="T11">rivate </text:span>P<text:span text:style-name="T11">artnership (PPP)</text:span> Code (RA 11966 this study proposes the institutionalization of "Dual-Use ICT Facilities <text:span text:style-name="T11">in the Muncipality of Maigo</text:span>." This framework utilizes a service-contracting model where the <text:span text:style-name="T11">Local Government Unit (</text:span>LGU<text:span text:style-name="T11">)</text:span> leases private computer shops as accredited training micro-laboratories. To ensure pedagogical focus and security, the proposal mandates a Diskless (PXE-Boot) Multiple Image architecture. This allows hardware to boot into a sterile, government-controlled "Educational Image" during school hours—effectively segregating games and commercial software—before reverting to "Commercial Mode" at night.</text:p>
      <text:p text:style-name="P15"><text:tab/>Using a qualitative case study design, the research evaluates the legal, economic, and technical feasibility of this model. The final output is a Municipal Ordinance designed to provide a Zero-CapEx solution for public education, stabilize MSME revenue streams, and establish a scalable blueprint for rural digital resilience.</text:p>
      <text:p text:style-name="P1"><text:span text:style-name="T3">Keywords</text:span><text:span text:style-name="T9">—</text:span><text:span text:style-name="T5">Dual-Use, Public-Private Partnership (PPP Technical-Vocational Education (TVET <text:tab/><text:tab/> <text:s text:c="8"/>MSME Resilience, Collaborative Governance, Diskless Architecture.</text:span></text:p>
      <text:p text:style-name="P1"><text:span text:style-name="T5"/></text:p>
      <text:h text:style-name="P34" text:outline-level="2"><text:span text:style-name="T24">Chapter 1: </text:span>I<text:span text:style-name="T24">ntroduction</text:span></text:h>
      <text:h text:style-name="P13" text:outline-level="3">1.1 Background of the Study</text:h>
      <text:p text:style-name="P37">The United Nations' Sustainable Development Goal 4 (SDG 4) envisions inclusive, equitable quality education and lifelong learning opportunities for all by 2030. Within this framework, Target 4.4 emphasizes the urgent need to substantially increase the number of youth and adults with relevant technical and vocational skills for employment, decent jobs, and entrepreneurship. Concurrently, Target 4.a highlights the necessity of building and upgrading educational facilities to create effective learning environments. However, realizing these global mandates remains a significant challenge in developing municipalities facing severe resource constraints.</text:p>
      <text:p text:style-name="P15"><text:tab/>The rapid acceleration of digital technology has created a distinct socio-economic paradox in these developing areas. While digital literacy is now a mandatory prerequisite for both local and global employment, the physical infrastructure required to teach these skills is severely lagging. In the Philippines, the Technical Education and Skills Development Authority (TESDA) and its accredited Technical Vocational Institutions (TVIs) are under immense pressure to provide computer-based certifications. Yet, they are frequently hamstrung by acute capital scarcity. Conversely, the widespread accessibility of smartphones and mobile data has triggered an economic decline in the traditional internet café industry, leaving high-specification hardware idle during prime operational hours.</text:p>
      <text:p text:style-name="P15"><text:tab/>This paradox is highly pronounced in the Municipality of Maigo, Lanao del Norte. Local private TVIs in the municipality face significant infrastructural bottlenecks, rendering them unable to offer crucial Information and Communications Technology (ICT) certifications due to the lack of specialized, compliant laboratory facilities for training and assessment. Simultaneously, Maigo’s internet café owners are facing the threat of bankruptcy. As their traditional demographic—students seeking basic research or entertainment—migrates to mobile platforms, their high-performance hardware sits dormant during standard business hours (8:00 AM to 5:00 PM), accruing depreciation without generating revenue.</text:p>
      <text:p text:style-name="P15"><text:tab/>This study posits that these concurrent, isolated struggles represent a prime opportunity for Collaborative Governance. By institutionalizing a Public-Private Partnership (PPP) that transforms struggling internet cafés into government-contracted, "Dual-Use ICT Facilities," the Local Government Unit (LGU) can effectively bridge the digital divide. This proposed "Zero-CapEx" model aims to provide an economic lifeline to local micro, small, and medium enterprises (MSMEs) while equipping TVIs with the necessary infrastructure to deliver SDG-aligned, quality technical education.</text:p>
      <text:h text:style-name="P7" text:outline-level="3">1.2 Statement of the Problem</text:h>
      <text:p text:style-name="P15">This study aims to develop a localized public policy framework to institutionalize the dual-use of commercial internet cafés as government-contracted training micro-laboratories during the day and commercial hubs at night in the Municipality of Maigo.</text:p>
      <text:p text:style-name="P15">Specifically, it seeks to answer the following:</text:p>
      <text:list text:style-name="L1">
        <text:list-item>
          <text:p text:style-name="P38"><text:soft-page-break/>What existing local ordinances, zoning laws, or procurement guidelines in Maigo currently hinder or support the LGU in formally leasing private IT infrastructure?</text:p>
        </text:list-item>
        <text:list-item>
          <text:p text:style-name="P38">What financial models (e.g., service contracting, utility subsidies) are required to make government leasing a viable economic lifeline for Maigo’s MSMEs?</text:p>
        </text:list-item>
        <text:list-item>
          <text:p text:style-name="P38">How do the existing hardware and network architectures (such as Diskless/PXE-Boot systems) in local cafés measure against the baseline standards mandated by <text:span text:style-name="T20">private </text:span>TESDA-<text:span text:style-name="T20">accredited training institutions (TVIs)</text:span>?</text:p>
        </text:list-item>
        <text:list-item>
          <text:p text:style-name="P38">Based on the findings, what comprehensive LGU ordinance and implementation plan can be proposed to operationalize the "Dual-Use <text:span text:style-name="T20">ICT Facilities</text:span>" program?</text:p>
        </text:list-item>
      </text:list>
      <text:h text:style-name="P7" text:outline-level="3">1.3 Objectives of the Study</text:h>
      <text:p text:style-name="P15">To design a formalized PPP framework and municipal ordinance that utilizes private internet cafés in Maigo as official TESDA and university-accredited computer laboratories.</text:p>
      <text:p text:style-name="P15">Specific Objectives:</text:p>
      <text:list text:style-name="L2">
        <text:list-item>
          <text:p text:style-name="P39">To assess the current IT infrastructure gap within <text:span text:style-name="T21">private </text:span>TESDA-<text:span text:style-name="T21">accredited trainining institutions (TVIs) </text:span>in Maigo.</text:p>
        </text:list-item>
        <text:list-item>
          <text:p text:style-name="P39">To evaluate the technical readiness and economic viability of local internet cafés to serve as formal educational spaces.</text:p>
        </text:list-item>
        <text:list-item>
          <text:p text:style-name="P39">To identify the legal and bureaucratic mechanisms under the Philippine PPP Code (RA 11966) for daytime leasing agreements.</text:p>
        </text:list-item>
        <text:list-item>
          <text:p text:style-name="P39">To draft a localized policy recommendation that addresses the digital divide through collaborative asset utilization.</text:p>
        </text:list-item>
      </text:list>
      <text:h text:style-name="P7" text:outline-level="3">1.4 Significance of the Study</text:h>
      <text:p text:style-name="P15">The proposed Public-Private Partnership (PPP) to transform underutilized internet cafés into "Dual-Use ICT Facilities" offers a highly synergistic solution to Maigo's infrastructural and economic challenges. By aligning the needs of the public sector, private enterprise, educational institutions, and the general populace, this model generates significant, interconnected benefits across four primary domains.</text:p>
      <text:p text:style-name="P15"><text:tab/>From a municipal standpoint, the Local Government Unit (LGU) of Maigo stands to achieve a critical digital infrastructure upgrade without the prohibitive costs typically associated with such initiatives. By employing a Zero-Capital-Expenditure (Zero-CapEx) model, the LGU can effectively repurpose existing private assets for public utility. This approach not only conserves limited public funds but also prevents the construction of redundant government facilities, ensuring highly efficient resource allocation.</text:p>
      <text:p text:style-name="P15"><text:tab/>Economically, this intervention serves as a vital lifeline for struggling local micro, small, and medium enterprises (MSMEs). For internet café owners facing obsolescence due to mobile data <text:soft-page-break/>migration, this institutionalized partnership transforms their dormant operational hours into a sustainable, contracted revenue stream. By integrating these businesses into the municipal education framework, owners can maximize the Return on Investment (ROI) of their high-performance hardware, preventing business closures and preserving local commerce.</text:p>
      <text:p text:style-name="P4"><text:span text:style-name="T8"><text:tab/>For educational and training providers, notably </text:span><text:span text:style-name="T10">the private TESDA-accredited trainining institution</text:span><text:span text:style-name="T8">, this collaborative model directly resolves their primary operational bottleneck: capital scarcity for specialized laboratories. The partnership grants these institutions immediate, frictionless access to high-specification, well-maintained computer facilities. Consequently, this instantly expands their institutional capacity, allowing them to offer advanced, compliance-heavy ICT certifications that were previously impossible to host locally.</text:span></text:p>
      <text:p text:style-name="P4"><text:span text:style-name="T8"><text:tab/>Ultimately, the most profound impact of this model is societal. By effectively bridging the digital infrastructure gap, the initiative democratizes access to crucial digital skills training for the citizens of Maigo. This directly combats the local digital divide and aligns with the broader objectives of UN SDG 4. By providing accessible pathways to technical proficiency, the program significantly enhances the employability, socio-economic mobility, and entrepreneurial potential of marginalized demographics, particularly out-of-school youth and displaced workers.</text:span><text:span text:style-name="T8"/></text:p>
      <text:h text:style-name="P7" text:outline-level="3">1.5 Scope and Delimitations</text:h>
      <text:p text:style-name="P15">This study is strictly bounded within public administration, focusing on the policy formulation and collaborative governance mechanisms required to operationalize "Dual-Use Tech Spaces." It investigates the administrative, legal, and economic frameworks needed to institutionalize a Public-Private Partnership (PPP) between the Local Government Unit (LGU) and local micro, small, and medium enterprises (MSMEs). The core objective is to analyze the governance and contractual mechanisms of repurposing internet cafés into functional training spaces, rather than the educational processes that occur within them.</text:p>
      <text:p text:style-name="P15"><text:tab/>Geographically, the study is confined to the Municipality of Maigo, Lanao del Norte. Key respondents include registered internet café owners, who will be surveyed to assess their hardware capacity and willingness to participate in a government leasing model. The study also involves administrators of private TESDA-accredited Technical Vocational Institutions (TVIs) to determine their infrastructural deficits and compliance requirements for ICT certifications. Finally, LGU officials in policy-making, economic enterprise, and education will evaluate the political and fiscal feasibility of implementing this Zero-CapEx model.</text:p>
      <text:p text:style-name="P15"><text:tab/>To maintain its focus on public policy, the study explicitly excludes pedagogical effectiveness, curriculum design, and student learning outcomes. As a policy formulation and feasibility study rather than an action research project, it will not conduct or oversee actual ICT training classes or TESDA assessments. Finally, while general hardware specifications will be surveyed to establish a baseline for TESDA compliance, the study will not perform deep technical diagnostics or comprehensive IT maintenance audits of the participating internet cafés.</text:p>
      <text:p text:style-name="P15"/>
      <text:p text:style-name="P15"/>
      <text:h text:style-name="P31" text:outline-level="2"><text:span text:style-name="T24">Chapter 2: </text:span>REVIEW OF RELATED LITERATURE AND STUDIES</text:h>
      <text:list text:style-name="L3">
        <text:list-item>
          <text:p text:style-name="P40">2.1 Theoretical Framework: * <text:span text:style-name="T4">Collaborative Governance &amp; Networked Government:</text:span> The government as an orchestrator, not just a provider.</text:p>
          <text:list>
            <text:list-item>
              <text:p text:style-name="P40"><text:span text:style-name="T4">Public Value Theory:</text:span> Maximizing taxpayer utility by saving MSMEs while upskilling youth.</text:p>
            </text:list-item>
          </text:list>
        </text:list-item>
        <text:list-item>
          <text:p text:style-name="P40">2.2 The Digital Infrastructure Deficit: Analysis of current policy gaps in rural digital governance and TVET resource constraints.</text:p>
        </text:list-item>
        <text:list-item>
          <text:p text:style-name="P40">2.3 Public-Private Partnerships in Local Governance: The transition from national PPPs to localized service-contracting under the PPP Code (RA 11966).</text:p>
        </text:list-item>
        <text:list-item>
          <text:p text:style-name="P40">2.4 Technological Anchors (ICT4D): The role of Diskless (PXE-Boot) Multiple Image Architecture in creating isolated, secure pedagogical environments.</text:p>
        </text:list-item>
      </text:list>
      <text:h text:style-name="Heading_20_3" text:outline-level="3">1. The Digital Divide and the Role of Dual-Use Hubs in E-Learning Readiness</text:h>
      <text:p text:style-name="P2">The persistent digital divide remains a critical barrier to inclusive education, characterized by profound infrastructural inequalities, a lack of reliable internet, and the scarcity of functional computers, particularly in rural settings (Olipas &amp; Alegado, 2026). In the Philippines, for example, more than 35% of public schools lack internet connectivity and approximately 20% do not have functional computers, placing rural learners at a significant disadvantage in developing essential digital competencies (Ceballos, 2024; Sevallos, 2023, as cited in Olipas &amp; Alegado, 2026). Because of these infrastructural deficits, learners rely heavily on mobile phones rather than advanced devices (Olipas &amp; Alegado, 2026). Research indicates that while over 99% of surveyed rural students report having access to smartphones, only about 30% have access to laptops or desktop computers (Olipas &amp; Alegado, 2026). This high dependence on mobile devices severely limits students' exposure to comprehensive digital tools required for advanced functions like document editing, programming, and multimedia production (Olipas &amp; Alegado, 2026).</text:p>
      <text:p text:style-name="P3"><text:tab/>To address these disparities, literature suggests that creating community-based digital access hubs or "dual-use" facilities can effectively bridge the gap (Olipas &amp; Alegado, 2026). These community hubs can replicate the benefits of informal learning spaces, such as internet shops, which serve as the primary access points to computers and the internet in many developing regions (Alontaga, 2018). Even when adolescents initially visit internet shops for entertainment or socialization, these spaces naturally function as supportive educational arenas and centers for informal learning (Alontaga, 2018).</text:p>
      <text:p text:style-name="P3"><text:tab/>Studies on internet shop users demonstrate that engagement in these informal spaces significantly increases adolescents' computer awareness, online communication skills, and overall e-learning readiness (Alontaga, 2018). Users frequently engage in browsing and communicating activities—such as utilizing social networking platforms for information retrieval and collaboration—which strongly correlate with higher e-learning readiness (Alontaga, 2018). Furthermore, a critical advantage of these environments is that they provide learners with peer-supported access to technology (Alontaga, 2018). Within internet shops, users are able to overcome skill deficits through informal mentorship, self-directed exploration, and readily available tutorial support from friends and staff (Alontaga, 2018). By institutionalizing dual-use digital hubs that foster this kind of <text:soft-page-break/>collaborative, peer-supported environment, communities can effectively boost digital literacy and prepare students for the demands of 21st-century e-learning (Alontaga, 2018; Olipas &amp; Alegado, 2026).</text:p>
      <text:h text:style-name="Heading_20_3" text:outline-level="3">2. Addressing the TVET Skills Gap through Enterprise-Based Training (EBT)</text:h>
      <text:p text:style-name="P21">A critical issue facing Technical Vocational Education and Training (TVET) is the persistent skills gap between graduates' competencies and the rapidly evolving requirements of the labor market, which significantly contributes to high youth unemployment (Towip et al., 2021). TVET graduates frequently experience difficulties securing employment due to this mismatch, which is evident across multiple sectors where skills formation is incompatible with actual job requirements (Benzon et al., 2023).</text:p>
      <text:p text:style-name="P16"><text:tab/>To mitigate this gap, literature heavily emphasizes Enterprise-Based Training (EBT)—such as apprenticeships and the Dual Training System (DTS)—as the most responsive and preferred mode of learning (Epetia &amp; Villena, 2023; Generalao, 2024). EBT is highly valued because it is practical, exhibits close linkages with actual enterprise requirements, and provides a direct means for continuous learning and adaptation to new technologies (Asian Development Bank [ADB], 2021, as cited in Epetia &amp; Villena, 2023). Furthermore, EBT is associated with better labor market outcomes for trainees and increased overall productivity, profitability, and innovation for participating firms (Generalao, 2024).</text:p>
      <text:p text:style-name="P16"><text:tab/>Despite these well-documented benefits, industry participation in EBT remains remarkably low. In the Philippines, for example, EBT remains the lowest contributor to training output, accounting for an average of only 3.9% of total TVET graduates across all modalities (Generalao et al., 2024). This stagnation is largely attributed to severe administrative burdens, complex program registration processes, and unoptimized financial incentives (Generalao, 2024). While tax deductions and scholarship allocations exist for participating in programs like DTS and apprenticeships, many firms and private technical vocational institutions (TVIs) are either unaware of them or find that the extensive administrative requirements for claiming these incentives far outweigh the potential benefits (Mapa et al., 2016; Orbeta &amp; Corpus, 2021; Orbeta, 2022, as cited in Generalao, 2024).</text:p>
      <text:p text:style-name="P16"><text:tab/>To overcome these barriers, institutionalizing a Public-Private Partnership (PPP) model is essential. A robust PPP framework can encourage the private sector to actively participate in both the development and management of the TVET curriculum, directly reducing the mismatch of skilled workforces (Towip et al., 2021). Enhancing linkages through PPPs allows industries to take a direct role in designing and defining the curriculum content of TVET programs, ensuring they correspond directly to market demand rather than outdated academic theories (Benzon et al., 2023). Furthermore, empowering the private sector by decentralizing the promulgation and certification of Training Regulations (TRs) to industry experts can streamline bureaucratic procedures, ensure that training programs match actual industry practices, and ultimately close the skills gap (Generalao, 2024).</text:p>
      <text:h text:style-name="Heading_20_3" text:outline-level="3">3. Public-Private Partnerships (PPPs) as a Framework for Educational Infrastructure</text:h>
      <text:p text:style-name="P20">Public-Private Partnerships (PPPs) represent collaborative endeavors involving public entities and private sector actors with specific aims geared toward achieving the public good (Robertson, Mundy, &amp; Verger, 2012, as cited in Olusegun, 2023). Within the realm of educational infrastructure, a PPP is an ongoing agreement that allows private organizations to participate in the financing, decision-making, and production of public goods and services that the government has historically provided on its own (Feldman, 2020, as cited in Olusegun, 2023).</text:p>
      <text:p text:style-name="P3"><text:tab/>The theoretical and practical application of PPPs in education has gained immense traction because educational facilities, particularly Information and Communication Technology (ICT) infrastructure, are highly capital-intensive and prone to rapid obsolescence. Consequently, public <text:soft-page-break/>sectors—especially in developing nations—frequently struggle to fund, upgrade, and maintain these facilities independently (Bariu, 2020; Ghosh, 2011, as cited in Olusegun, 2023). To bridge this gap, governments utilize PPP frameworks to leverage private-sector investments, technical competencies, and innovation to finance, design, construct, operate, and maintain educational facilities (Republic Act No. 11966, 2023; Takmazyan et al., 2019; Wang et al., 2018, as cited in Olusegun, 2023). This strategic alliance allows the public sector to focus on its core educational mandates while capitalizing on the "business-like" efficiency and technical expertise of the private sector (Brinkerhoff &amp; Brinkerhoff, 2011, as cited in Olusegun, 2023).</text:p>
      <text:p text:style-name="P33"><text:tab/>The literature identifies various theoretical and practical models of PPPs applied to educational infrastructure (Kumari, 2016; Steiner-Khamsi &amp; Draxler, 2018, as cited in Olusegun, 2023):</text:p>
      <text:list text:style-name="L4">
        <text:list-item>
          <text:p text:style-name="P41"><text:span text:style-name="T2">The Philanthropy Model:</text:span> Under this not-for-profit contractual arrangement, private entities partner with the government to address public school challenges by providing goods and services <text:span text:style-name="T4">pro bono</text:span> (Kumari, 2016; Robertson et al., 2012, as cited in Olusegun, 2023). Because capital expenses limit government reach, corporate philanthropic organizations step in to supply cutting-edge ICT equipment, internet connectivity, and dedicated technical support to under-resourced schools. This model allows the private sector to fulfill its Corporate Social Responsibility (CSR) goals while significantly enhancing the school's technological pedagogy without requiring government repayment (Flores-Araoz, 2011; Olusegun, 2023).</text:p>
        </text:list-item>
        <text:list-item>
          <text:p text:style-name="P41"><text:span text:style-name="T2">The Education Infrastructure / Concession Model: </text:span>This represents a for-profit contractual arrangement where the government grants a concession to private entities to build, finance, or supply infrastructure (such as classrooms, computer laboratories, or hostels). The private partner operates or maintains the facility for an agreed period to recover their investment before transferring ownership back to the public education entity (Kumari, 2016; Takmazyan et al., 2019, as cited in Olusegun, 2023). Common variants of this model include Build-Operate-Transfer (BOT) and Design-Build-Finance-Operate (DBFO) agreements, which allow governments to execute large-scale educational infrastructure projects that they cannot afford upfront (Isolana, 2023; Wang et al., 2018, as cited in Olusegun, 2023).</text:p>
        </text:list-item>
        <text:list-item>
          <text:p text:style-name="P42"><text:span text:style-name="T2">The Educational Services Outsourcing Model:</text:span> In cases where public schools lack specific technical or managerial capacities, the government may contract educational professional services out to private entities. This can include curriculum design, educational assessment, or specialized ICT training for teachers and administrators (Kumari, 2016, as cited in Olusegun, 2023).</text:p>
        </text:list-item>
      </text:list>
      <text:p text:style-name="P63"><text:span text:style-name="T8">Ultimately, the utilization of PPPs in education transforms the government's role from being the sole provider of basic services to acting as an "enabling authority" that creates a conducive environment for private investments (Isolana, 2023). Whether through philanthropic donations of ICT labs or long-term concession agreements for school buildings, PPPs offer a viable, innovative mechanism to alleviate public budget constraints and ensure the sustainable development of modern educational infrastructure.</text:span></text:p>
      <text:h text:style-name="Heading_20_3" text:outline-level="3"><text:soft-page-break/>4. Governance, "Operational Management," and Mitigating Bureaucratic Clashes</text:h>
      <text:p text:style-name="P20">A major challenge in implementing Public-Private Partnerships (PPPs) is the inherent clash between the fast-paced, results-oriented private sector and the highly bureaucratic public sector,. Research demonstrates that differences in management approaches between public and private partners frequently lead to regular administrative clashes, which can ultimately derail infrastructure management and negatively affect educational outcomes (Olusegun, 2023<text:span text:style-name="T23">)</text:span>. The private sector typically operates with business-like efficiency, expects prompt responses, and enforces strict accountability, whereas public institutions—such as local government units (LGUs) and public schools—are bound by rigid policy frameworks, slower administrative procedures, and unionized political bureaucracy (Olusegun, 2023<text:span text:style-name="T23">)</text:span>.</text:p>
      <text:p text:style-name="P3"><text:tab/>To institutionalize the partnership effectively and bridge this managerial divide, it is critical to include an "operational management" provision within the PPP contract (Isolana, 2023<text:span text:style-name="T23">)</text:span>. Many local PPP initiatives fail to sustain their initial operational success once the private operator turns over the facility to the government because they lack formal mechanisms for capacity building and skill transfer (Isolana, 2023. Mandating an operational management provision ensures that the private sector's managerial skills, efficiency values, technical expertise, and best business practices are systematically transferred to public school administrators and LGU personnel (Isolana, 2023<text:span text:style-name="T23">)</text:span>. This aligns directly with the New Public Management (NPM) paradigm and the Philippine PPP Code, which heavily emphasize the necessity of training public personnel during the transition phase to sustain the efficient operation of public enterprises (Isolana, 2023; Republic Act No. 11966, 2023.</text:p>
      <text:p text:style-name="P3"><text:tab/>Furthermore, PPP projects at the local level are highly susceptible to local partisan politics and shifts in political leadership, which can lead to the harassment of private investors and jeopardize the long-term sustainability of the infrastructure (Isolana, 2023. To mitigate these risks, literature strongly recommends the creation of independent dispute resolution councils (Isolana, 2023). This council should ideally comprise three representatives: one appointed by the private project proponent, one from the local government appointed by the local chief executive, and one from the local academic sector chosen jointly by both contracting parties (Isolana, 2023. Tasked with resolving conflicts outside of formal litigation, this tripartite council serves as an essential Alternative Dispute Resolution (ADR) mechanism—a safeguard that is also legally mandated for all contracts under the Philippine PPP Code (Isolana, 2023; Republic Act No. 11966, 2023. By enjoining parties to exhaust all administrative remedies at the council level first, the partnership is shielded from political volatility, thereby preserving the private sector's trust and ensuring the continuous, cooperative management of the shared infrastructure (Isolana, 2023).</text:p>
      <text:h text:style-name="Heading_20_3" text:outline-level="3">5. The ICT Management Ecosystem and the Necessity of Technical Support</text:h>
      <text:p text:style-name="P20">Providing hardware is merely the first step in digitalizing education; it is fundamentally insufficient without a sustainable management framework and robust technical support (Olusegun, 2023). Research consistently highlights that poor maintenance and a lack of technical assistance are major barriers to digital integration in educational and local governance settings (Olipas &amp; Alegado, 2026; Yumen, 2025). In developing countries, this deficiency frequently leads to high rates of unused or broken equipment. For instance, the lack of technical assistance in Kenyan public schools has resulted in an estimated 60% of ICT infrastructure remaining completely unused (Bariu, 2020, as cited in Olusegun, 2023). Similarly, rural schools in South Africa struggle significantly due to a severe shortage of skilled ICT technicians (Dzansi &amp; Amedzo, 2014, as cited in Olusegun, 2023). Without proper support, educators become demotivated and hesitant to utilize ICT tools out of fear of equipment breakdowns and the added burden of troubleshooting (Jamieson-Proctor et al., 2012, as cited in Olusegun, 2023).</text:p>
      <text:p text:style-name="P16"><text:soft-page-break/><text:tab/>To mitigate these operational bottlenecks, literature heavily advocates for the deployment of dedicated on-site ICT technicians by the private partner within a Public-Private Partnership (PPP) arrangement (Olusegun, 2023). By stationing dedicated technicians in schools to handle daily maintenance, software troubleshooting, and hardware repairs, educators and school administrators are freed from technical burdens, allowing them to focus entirely on their core mandate of teaching and integrating technology into their pedagogy (Olusegun, 2023).</text:p>
      <text:p text:style-name="P16"><text:tab/>Furthermore, to ensure the long-term sustainability of this technical framework, it is necessary to build an "ICT Infrastructure Management Ecosystem," grounded in Edward Freeman’s Stakeholder Theory (Freeman, 2010, as cited in Olusegun, 2023). Stakeholder Theory emphasizes that successful project management relies on the active participation, alignment, and interconnectedness of all groups that affect or are affected by the project's objectives (Olusegun, 2023). Applying this theory to educational PPPs requires establishing a structured ecosystem that clearly defines the interconnected roles of all actors to ensure coordinated, proactive, and problem-free facility management (Olusegun, 2023).</text:p>
      <text:p text:style-name="P28"><text:tab/>Within this well-defined ecosystem, specific roles must be clearly delineated to prevent bureaucratic clashes (Olusegun, 2023):</text:p>
      <text:list text:style-name="L5">
        <text:list-item>
          <text:p text:style-name="P43">The Private Entity Official: Acts as the overarching project manager, overseeing technology operations, ensuring technical support deployment, and collaborating with public officials to evaluate the project's progress.</text:p>
        </text:list-item>
        <text:list-item>
          <text:p text:style-name="P43">Education Department Officials: Serve as vital liaisons and regulatory monitors, navigating public sector policies, ensuring that the private partner fulfills its obligations, and helping schools maximize the partnership's opportunities.</text:p>
        </text:list-item>
        <text:list-item>
          <text:p text:style-name="P43">School Principals: Provide the overarching managerial support structure at the local level. They secure the physical facilities, align the project with the school's strategic goals, and engage with the private entity to ensure the infrastructure meets the institution's needs.</text:p>
        </text:list-item>
        <text:list-item>
          <text:p text:style-name="P44">Local ICT Coordinators: Serve as the pragmatic instructional and technical bridge on the ground. They lead internal ICT committees, provide direct pedagogical support to teachers, and work side-by-side with the deployed private ICT technicians to manage daily utilization and escalate complex technical issues.</text:p>
        </text:list-item>
      </text:list>
      <text:p text:style-name="P22">By institutionalizing this interconnected ecosystem, PPPs can transcend mere hardware donation, creating a sustainable environment where technical support and structured management continuously drive educational innovation (Olusegun, 2023).</text:p>
      <text:h text:style-name="P8" text:outline-level="2">RESEARCH METHODOLOGY</text:h>
      <text:list text:style-name="L6">
        <text:list-item>
          <text:p text:style-name="P45">3.1 Research Design: Qualitative Action Research / Policy Formulation Study.</text:p>
        </text:list-item>
        <text:list-item>
          <text:p text:style-name="P45">3.2 Research Locale: The Municipality of Maigo, Lanao del Norte.</text:p>
        </text:list-item>
        <text:list-item>
          <text:p text:style-name="P45">3.3 Key Informants (The 4 Sectors):</text:p>
          <text:list>
            <text:list-item>
              <text:p text:style-name="P45">Governance Sector (LGU Budget Officer, Sangguniang Bayan Member).</text:p>
            </text:list-item>
            <text:list-item>
              <text:p text:style-name="P45">Private Sector (Internet Café Owners/MSMEs).</text:p>
            </text:list-item>
            <text:list-item>
              <text:p text:style-name="P45">Education Sector (TESDA Administrators).</text:p>
            </text:list-item>
            <text:list-item>
              <text:p text:style-name="P45">Technical Sector (Cybersecurity/Network Experts).</text:p>
            </text:list-item>
          </text:list>
        </text:list-item>
        <text:list-item>
          <text:p text:style-name="P45">3.4 Data Gathering Instruments: Semi-structured interview guides tailored to identify budgetary, legal, pedagogical, and technical friction points.</text:p>
        </text:list-item>
        <text:list-item>
          <text:p text:style-name="P45">3.5 Data Analysis: Thematic synthesis to extract policy rules and risk mitigation strategies.</text:p>
        </text:list-item>
      </text:list>
      <text:h text:style-name="P7" text:outline-level="3">3.1 Research Design</text:h>
      <text:p text:style-name="P15">This study employs a Qualitative Single Instrumental Case Study design. This approach is ideal for understanding the complex legal, technical, and administrative intersections required to draft a new municipal policy.</text:p>
      <text:h text:style-name="P7" text:outline-level="3">3.2 Research Locale</text:h>
      <text:p text:style-name="P15">The study is situated in the Municipality of Maigo, Lanao del Norte, a locale characterized by a strong presence of technical-vocational <text:span text:style-name="T25">training institutions </text:span>and a cluster of struggling commercial internet cafés.</text:p>
      <text:h text:style-name="P7" text:outline-level="3">3.3 Key Informants</text:h>
      <text:p text:style-name="P15">The researcher will utilize Purposive Sampling across three sectors:</text:p>
      <text:list text:style-name="L7">
        <text:list-item>
          <text:p text:style-name="P46">Governance: LGU Officials (Mayor, SB Committee on Education, PESO Manager).</text:p>
        </text:list-item>
        <text:list-item>
          <text:p text:style-name="P46"><text:span text:style-name="T22">Technical-Vocational Educational Training</text:span>: Administrators from <text:span text:style-name="T22">private </text:span>TESDA-<text:span text:style-name="T22">accredited training institute</text:span>. <text:span text:style-name="T22">(Maigo Technical and Vocational Training Center, Standard Academy Training Skills and Assessment Center, and MSU-MCEST)</text:span></text:p>
        </text:list-item>
        <text:list-item>
          <text:p text:style-name="P46">Private: 3–5 registered internet café owners in Maigo.</text:p>
        </text:list-item>
      </text:list>
      <text:h text:style-name="P7" text:outline-level="3">3.4 Research Instruments</text:h>
      <text:p text:style-name="P15">Data will be collected via Semi-Structured Interview Guides and Documentary Analysis of local ordinances and TESDA facility standards.</text:p>
      <text:h text:style-name="P7" text:outline-level="3"><text:soft-page-break/>3.5 Data Gathering and Analysis</text:h>
      <text:p text:style-name="P15">Data will be gathered through clearances, document retrieval, and interviews. The study will use Thematic Analysis and Triangulation to cross-reference business needs, legal boundaries, and educational standards to draft the final policy output.</text:p>
      <text:h text:style-name="P7" text:outline-level="3">3.<text:span text:style-name="T7">6</text:span> Technical System Architecture (The "Dual-Use" Mechanism)</text:h>
      <text:p text:style-name="P15">For this policy to be accepted, the researcher must demonstrate how the commercial and educational environments are separated. The study proposes the utilization of Diskless (PXE Boot) Architecture, which is already common in high-end Philippine internet cafes.</text:p>
      <text:list text:style-name="L8">
        <text:list-item>
          <text:p text:style-name="P47">Environmental Segregation: The study will explore how a single server can host two distinct "Images":</text:p>
          <text:list>
            <text:list-item>
              <text:p text:style-name="P47">The "Edu-Image" (Daytime): A restricted OS containing only Microsoft Office, AutoCAD, Programming IDEs, and TESDA assessment tools. All gaming ports and social media are blocked at the BIOS/Network level.</text:p>
            </text:list-item>
            <text:list-item>
              <text:p text:style-name="P47">The "Gamer-Image" (Nighttime): The standard commercial OS with high-fidelity games and unrestricted internet access.</text:p>
            </text:list-item>
          </text:list>
        </text:list-item>
        <text:list-item>
          <text:p text:style-name="P47">Data Volatility: The research will investigate the "Reboot-to-Restore" feature, ensuring that any files or potential malware introduced during one session are completely wiped before the next session begins.</text:p>
        </text:list-item>
      </text:list>
      <text:h text:style-name="P7" text:outline-level="3">3.<text:span text:style-name="T7">7</text:span> Proposed Implementation Roadmap (The Policy Lifecycle)</text:h>
      <text:p text:style-name="P15">The study will outline a four-phase transition for the Municipality of Maigo to adopt this framework:</text:p>
      <table:table table:name="Table1" table:style-name="Table1">
        <table:table-column table:style-name="Table1.A" table:number-columns-repeated="3"/>
        <table:table-row>
          <table:table-cell table:style-name="Table1.A1" office:value-type="string">
            <text:p text:style-name="P17">Responsible Entities</text:p>
          </table:table-cell>
          <table:table-cell table:style-name="Table1.A1" office:value-type="string">
            <text:p text:style-name="P17">Responsible Entities</text:p>
          </table:table-cell>
          <table:table-cell table:style-name="Table1.C1" office:value-type="string">
            <text:p text:style-name="P17">Responsible Entities</text:p>
          </table:table-cell>
        </table:table-row>
        <table:table-row>
          <table:table-cell table:style-name="Table1.A2" office:value-type="string">
            <text:p text:style-name="P17">I. Vetting</text:p>
          </table:table-cell>
          <table:table-cell table:style-name="Table1.A2" office:value-type="string">
            <text:p text:style-name="P17">Technical and physical audit of local cafes based on TESDA standards.</text:p>
          </table:table-cell>
          <table:table-cell table:style-name="Table1.C2" office:value-type="string">
            <text:p text:style-name="P17">LGU, TESDA, MSU-MCEST</text:p>
          </table:table-cell>
        </table:table-row>
        <table:table-row>
          <table:table-cell table:style-name="Table1.A2" office:value-type="string">
            <text:p text:style-name="P17">II. Accreditation</text:p>
          </table:table-cell>
          <table:table-cell table:style-name="Table1.A2" office:value-type="string">
            <text:p text:style-name="P17">Granting of "Certified Dual-Use Tech Space" status to eligible MSMEs.</text:p>
          </table:table-cell>
          <table:table-cell table:style-name="Table1.C2" office:value-type="string">
            <text:p text:style-name="P17">Maigo Municipal Council</text:p>
          </table:table-cell>
        </table:table-row>
        <table:table-row>
          <table:table-cell table:style-name="Table1.A2" office:value-type="string">
            <text:p text:style-name="P17">III. Integration</text:p>
          </table:table-cell>
          <table:table-cell table:style-name="Table1.A2" office:value-type="string">
            <text:p text:style-name="P17">Deployment of the "Edu-Image" software and instructor training.</text:p>
          </table:table-cell>
          <table:table-cell table:style-name="Table1.C2" office:value-type="string">
            <text:p text:style-name="P17">University IT Dept / TESDA</text:p>
          </table:table-cell>
        </table:table-row>
        <table:table-row>
          <table:table-cell table:style-name="Table1.A2" office:value-type="string">
            <text:p text:style-name="P17">IV. Operation</text:p>
          </table:table-cell>
          <table:table-cell table:style-name="Table1.A2" office:value-type="string">
            <text:p text:style-name="P17">Commencement of daytime classes and monthly lease disbursement.</text:p>
          </table:table-cell>
          <table:table-cell table:style-name="Table1.C2" office:value-type="string">
            <text:p text:style-name="P17">LGU Finance / PESO</text:p>
          </table:table-cell>
        </table:table-row>
      </table:table>
      <text:h text:style-name="P7" text:outline-level="3"><text:soft-page-break/>3.10 Anticipated Policy Outcomes</text:h>
      <text:list text:style-name="L9">
        <text:list-item>
          <text:p text:style-name="P48">Economic Resilience: A 30–40% increase in daytime revenue for participating MSMEs, preventing local business closures.</text:p>
        </text:list-item>
      </text:list>
      <text:list text:style-name="L10">
        <text:list-item>
          <text:p text:style-name="P49">Educational Expansion: A 50% increase in the capacity of MSU-MCEST and TESDA to accept ICT scholars without new building construction.</text:p>
        </text:list-item>
      </text:list>
      <text:list text:style-name="L11">
        <text:list-item>
          <text:p text:style-name="P50">Governance Innovation: A scalable "Maigo Model" of Public-Private Partnership that can be replicated by other 4th and 5th-class municipalities in Lanao del Norte.</text:p>
        </text:list-item>
      </text:list>
      <text:h text:style-name="P12" text:outline-level="2">RESULTS AND DISCUSSION</text:h>
      <text:list text:style-name="L12">
        <text:list-item>
          <text:p text:style-name="P51">4.1 The Status Quo Assessment: The current financial and technical realities of Maigo's educational and MSME sectors based on KII data.</text:p>
        </text:list-item>
        <text:list-item>
          <text:p text:style-name="P51">4.2 Evaluating Implementation Models:</text:p>
          <text:list>
            <text:list-item>
              <text:p text:style-name="P51"><text:span text:style-name="T4">Scenario 1: The Transactional Model (Private TVI Direct Lease):</text:span> Analysis of its financial vulnerability and regulatory conflicts (e.g., anti-truancy laws).</text:p>
            </text:list-item>
            <text:list-item>
              <text:p text:style-name="P51"><text:span text:style-name="T4">Scenario 2: The Institutionalized Model (LGU-Led PPP):</text:span> Why the government must lead to guarantee funding and legal protection.</text:p>
            </text:list-item>
          </text:list>
        </text:list-item>
        <text:list-item>
          <text:p text:style-name="P51">4.3 Cost-Benefit Analysis (CapEx vs. OpEx): Comparing the multi-million peso cost of building a new LGU lab versus utilizing the Special Education Fund (SEF) for hourly lease vouchers.</text:p>
        </text:list-item>
        <text:list-item>
          <text:p text:style-name="P51">4.4 Technical Feasibility: Validation of the Diskless "Educational Image" as a reliable method for cyber-isolation and classroom management.</text:p>
        </text:list-item>
      </text:list>
      <text:p text:style-name="P11">Evaluating Implementation Models for the Dual-Use Framework</text:p>
      <text:p text:style-name="P15">While the technical feasibility of utilizing internet cafés for TVET is established, the administrative mechanism dictates its sustainability. This study evaluates two distinct implementation scenarios for the Dual-Use framework:</text:p>
      <text:p text:style-name="P15">Scenario 1: The Transactional Model (Private TVI Direct Lease) In this scenario, a private Technical Vocational Institution (TVI) directly leases an internet café's computers. The Local Government Unit (LGU) is entirely bypassed.</text:p>
      <text:list text:style-name="L13">
        <text:list-item>
          <text:p text:style-name="P52">Financial Vulnerability: The private TVI relies exclusively on volatile national TESDA scholarship quotas (e.g., TWSP). If national funding is reduced, the TVI defaults on the lease, and the program collapses.</text:p>
        </text:list-item>
        <text:list-item>
          <text:p text:style-name="P52">Regulatory Conflict: A private Business-to-Business (B2B) contract cannot supersede local municipal laws. Participating cafés remain highly vulnerable to daytime anti-truancy police raids, disrupting the educational process.</text:p>
        </text:list-item>
        <text:list-item>
          <text:p text:style-name="P52">Verdict: This model is highly fragile, temporary, and fails to achieve institutionalization.</text:p>
        </text:list-item>
      </text:list>
      <text:p text:style-name="P15">Scenario 2: The Institutionalized Model (LGU-Led PPP) In this proposed scenario, the LGU acts as the central orchestrator of the Public-Private Partnership, utilizing the principles of Collaborative Governance.</text:p>
      <text:list text:style-name="L14">
        <text:list-item>
          <text:p text:style-name="P53">Regulatory Protection: By enacting a Municipal Ordinance, the LGU legally transforms the private café into a "Public Training Micro-Laboratory," formally exempting it from anti-truancy apprehensions during class hours.</text:p>
        </text:list-item>
        <text:list-item>
          <text:p text:style-name="P53"><text:soft-page-break/>Financial Resilience: The LGU subsidizes the lease vouchers using the Special Education Fund (SEF). This creates a localized, guaranteed revenue stream for the MSME that is immune to national TESDA budget cuts.</text:p>
        </text:list-item>
        <text:list-item>
          <text:p text:style-name="P54">Verdict: This is the optimal model. It transforms a fragile business transaction into a permanent, institutionalized community development program.</text:p>
        </text:list-item>
      </text:list>
      <text:p text:style-name="P5"/>
      <text:h text:style-name="P35" text:outline-level="3">Chapter 5: Proposed Policy Framework and Legislative Recommendations</text:h>
      <text:list text:style-name="L15">
        <text:list-item>
          <text:p text:style-name="P64"><text:span text:style-name="T1">5.1 Rationale for Local Legislation:</text:span> Why a formal ordinance is required to supersede temporary Memorandums of Agreement.</text:p>
        </text:list-item>
        <text:list-item>
          <text:p text:style-name="P65">5.2 Core Legislative Provisions for LGU Adoption:</text:p>
          <text:list>
            <text:list-item>
              <text:p text:style-name="P64">Institutionalization of "Public Training Micro-Laboratories."</text:p>
            </text:list-item>
            <text:list-item>
              <text:p text:style-name="P64">Anti-Truancy Exemption Clauses for accredited MSMEs.</text:p>
            </text:list-item>
            <text:list-item>
              <text:p text:style-name="P64">Dedicated Appropriations (SEF/General Fund authorization).</text:p>
            </text:list-item>
          </text:list>
        </text:list-item>
        <text:list-item>
          <text:p text:style-name="P64"><text:span text:style-name="T1">5.3 Service Level Agreement (SLA) Parameters:</text:span> Defining the exact responsibilities of the LGU, the School IT, and the MSME owner.</text:p>
        </text:list-item>
        <text:list-item>
          <text:p text:style-name="P64"><text:span text:style-name="T1">5.4 Risk Allocation Matrix:</text:span> A formal table distributing Hardware, Software, Operational, and Financial risks equitably between the government and private sector.</text:p>
        </text:list-item>
      </text:list>
      <text:h text:style-name="P14" text:outline-level="3">Chapter 6: Conclusion and Implementation Roadmap</text:h>
      <text:list text:style-name="L16">
        <text:list-item>
          <text:p text:style-name="P66"><text:span text:style-name="T1">6.1 Conclusion:</text:span> Final synthesis proving that the Dual-Use PPP is the most fiscally responsible and technically viable solution for Maigo.</text:p>
        </text:list-item>
        <text:list-item>
          <text:p text:style-name="P66"><text:span text:style-name="T1">6.2 The 100-Day Executive Implementation Plan:</text:span> A step-by-step rollout guide for the local government:</text:p>
          <text:list>
            <text:list-item>
              <text:p text:style-name="P66"><text:span text:style-name="T4">Phase 1 (Days 1-30):</text:span> Ordinance drafting and SB approval.</text:p>
            </text:list-item>
            <text:list-item>
              <text:p text:style-name="P66"><text:span text:style-name="T4">Phase 2 (Days 31-60):</text:span> MSME technical audits (Diskless server checks) and accreditation.</text:p>
            </text:list-item>
            <text:list-item>
              <text:p text:style-name="P66"><text:span text:style-name="T4">Phase 3 (Days 61-90):</text:span> SLA signing and deployment of the "Educational VHD Image."</text:p>
            </text:list-item>
            <text:list-item>
              <text:p text:style-name="P66"><text:span text:style-name="T4">Phase 4 (Day 100):</text:span> Pilot launch of the first TESDA rendering class.</text:p>
            </text:list-item>
          </text:list>
        </text:list-item>
      </text:list>
      <text:p text:style-name="P5"/>
      <text:h text:style-name="P8" text:outline-level="2">RESEARCH INSTRUMENTS (APPENDICES)</text:h>
      <text:h text:style-name="P18" text:outline-level="3">Instrument A: Governance Sector (LGU Officials)</text:h>
      <text:list text:style-name="L17">
        <text:list-item>
          <text:p text:style-name="P55">What are the current budgetary constraints in building new public IT labs in Maigo?</text:p>
        </text:list-item>
        <text:list-item>
          <text:p text:style-name="P55">How do anti-truancy ordinances currently affect internet café operations during school hours?</text:p>
        </text:list-item>
        <text:list-item>
          <text:p text:style-name="P55">How feasible is a leasing agreement under the new PPP Code (RA 11966) for daytime training centers?</text:p>
        </text:list-item>
      </text:list>
      <text:h text:style-name="P18" text:outline-level="3">Instrument B: Educational Sector (TESDA/MSU-MCEST)</text:h>
      <text:list text:style-name="L18">
        <text:list-item>
          <text:p text:style-name="P56">What specific ICT certifications are currently unavailable in Maigo due to a lack of labs?</text:p>
        </text:list-item>
        <text:list-item>
          <text:p text:style-name="P56">What are the baseline hardware and physical facility standards required for accreditation?</text:p>
        </text:list-item>
        <text:list-item>
          <text:p text:style-name="P56">What are the pedagogical challenges of using a commercial space, and how can they be mitigated (e.g., app-blocking)?</text:p>
        </text:list-item>
      </text:list>
      <text:h text:style-name="P18" text:outline-level="3">Instrument C: Private Sector (MSME Owners)</text:h>
      <text:list text:style-name="L19">
        <text:list-item>
          <text:p text:style-name="P57">How has mobile technology affected your daytime profit and asset utilization?</text:p>
        </text:list-item>
        <text:list-item>
          <text:p text:style-name="P57">What are your current hardware specs, and are they capable of running heavy productivity software?</text:p>
        </text:list-item>
        <text:list-item>
          <text:p text:style-name="P58">What financial arrangement (e.g., daily lease, utility subsidy) would make a government partnership viable for you?</text:p>
        </text:list-item>
      </text:list>
      <text:p text:style-name="P19"/>
      <text:p text:style-name="P23"/>
      <text:p text:style-name="P23"/>
      <text:p text:style-name="P9">QUESTIONS AND THOUGHTS TO BE CONSIDER IN THIS RESEARCH:</text:p>
      <text:list text:style-name="L20">
        <text:list-item>
          <text:p text:style-name="P59">The issue of managerial operations, the program must be operated by a program coordinator to supervise the implementation of the policy. From asssesments and recommendation of the program to the Program Board, consist of the: Mayor, Councilor on TechVoc and Education, or Labor, TESDA training center director, and other LGU department offices. Therefore, in the municipal ordinance and program implementation, there should be a section perataining the operational management of the program. It should also be added in the contract between LGU and Internet Cafe (Isolana, 2023) cause of <text:span text:style-name="T6">efficient-management consciousness</text:span><text:span text:style-name="T13"> </text:span><text:span text:style-name="T14">among local officials and their continued denial that their public market are poorly managed.</text:span></text:p>
        </text:list-item>
      </text:list>
      <text:p text:style-name="P24"><text:span text:style-name="T16">The study of Isolana 2023 discusses about the how Public-Private Partnership (PPP) is a new framework that enables the Local Government to enter in deals that both benefit the local government, the private enterprises, and </text:span><text:span text:style-name="T17">public.</text:span></text:p>
      <text:p text:style-name="P26"><text:soft-page-break/><text:s text:c="4"/><text:span text:style-name="T18">Thoughts:</text:span></text:p>
      <text:list text:style-name="L21">
        <text:list-item>
          <text:p text:style-name="P60"><text:span text:style-name="T6">Reinventing Government </text:span>concept hightlighted its emphasis on entreprenuerial management in public organizations by letting the government be hands off from the program implementation, handing it over to the private sector to delivery the service of implementation to the public, so that they can focus more on the planning and policy making aspects.</text:p>
        </text:list-item>
      </text:list>
      <text:p text:style-name="P25"><text:s text:c="3"/><text:span text:style-name="T18">Recommendations:</text:span></text:p>
      <text:list text:style-name="L22">
        <text:list-item>
          <text:p text:style-name="P61">Issue of managerials operations transfer from PPP project proponent to LGU, the lack of readiness of the LGU in manpower, skills, and managerial-consciounesss is inadequate. Leading to failures in maintaining the standards before it was transferred. </text:p>
        </text:list-item>
        <text:list-item>
          <text:p text:style-name="P62">It is recommended to ensure <text:span text:style-name="T19">that “operational management” mechanism be required to be included as a standard in the contract provisions in every PPP/BOT contract, this is to made to facilitate the training of LGU personnel to ensure the transfer of values, techniques, policies, and process in handling business enterprises and service delivery.</text:span></text:p>
        </text:list-item>
        <text:list-item>
          <text:p text:style-name="P62">The study recommends that for PPP/BOT projects to succeed in the local level, it require a “LGU-PPP Champion” who will lobby a concensus among local officials and community stakeholders to adopt the PPP model.</text:p>
        </text:list-item>
      </text:list>
      <text:p text:style-name="P27"/>
      <text:p text:style-name="P10"><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PH"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PH"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center" style:justify-single-word="false"/>
      <style:text-properties fo:font-weight="bold"/>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MP1"><text:page-number text:select-page="current">13</text:page-number></text:p>
      </style:header>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1T00:05:48.055090869</meta:creation-date>
    <dc:date>2026-03-17T12:48:38.451930117</dc:date>
    <meta:editing-duration>PT8H59M57S</meta:editing-duration>
    <meta:editing-cycles>13</meta:editing-cycles>
    <meta:generator>LibreOffice/24.2.7.2$Linux_X86_64 LibreOffice_project/420$Build-2</meta:generator>
    <meta:document-statistic meta:table-count="1" meta:image-count="0" meta:object-count="0" meta:page-count="17" meta:paragraph-count="184" meta:word-count="5452" meta:character-count="40050" meta:non-whitespace-character-count="34829"/>
  </office:meta>
</office:document-meta>
</file>